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1.4335in">
            <draw:object draw:notify-on-update-of-ranges="Sheet1.D2:Sheet1.D5 Sheet1.E1:Sheet1.E1 Sheet1.E2:Sheet1.E5 Sheet1.F1:Sheet1.F1 Sheet1.F2:Sheet1.F5 Sheet1.G1:Sheet1.G1 Sheet1.G2:Sheet1.G5 Sheet1.H1:Sheet1.H1 Sheet1.H2:Sheet1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2811in" svg:y="1.3693in">
            <draw:object draw:notify-on-update-of-ranges="Sheet1.L4:Sheet1.L8 Sheet1.M4:Sheet1.M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8.1807in" svg:y="8.3366in">
            <draw:object draw:notify-on-update-of-ranges="Sheet1.D51:Sheet1.D51 Sheet1.E51:Sheet1.H51 Sheet1.D52:Sheet1.D52 Sheet1.E52:Sheet1.H52 Sheet1.D53:Sheet1.D53 Sheet1.E53:Sheet1.H53 Sheet1.D54:Sheet1.D54 Sheet1.E54:Sheet1.H54 Sheet1.D55:Sheet1.D55 Sheet1.E55:Sheet1.H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media1_1.log</text:p>
          </table:table-cell>
          <table:table-cell table:number-columns-repeated="3"/>
          <table:table-cell office:value-type="string">
            <text:p>Beta = 1</text:p>
          </table:table-cell>
          <table:table-cell office:value-type="string">
            <text:p>Beta = 2</text:p>
          </table:table-cell>
          <table:table-cell office:value-type="string">
            <text:p>Beta = 3</text:p>
          </table:table-cell>
          <table:table-cell office:value-type="string">
            <text:p>Beta = 4</text:p>
          </table:table-cell>
          <table:table-cell table:number-columns-repeated="5"/>
        </table:table-row>
        <table:table-row table:style-name="ro1">
          <table:table-cell office:value-type="string">
            <text:p>media1_2.log</text:p>
          </table:table-cell>
          <table:table-cell table:number-columns-repeated="2"/>
          <table:table-cell office:value-type="string">
            <text:p>Alpha = 1</text:p>
          </table:table-cell>
          <table:table-cell office:value-type="float" office:value="1492.15">
            <text:p>1492.15</text:p>
          </table:table-cell>
          <table:table-cell office:value-type="float" office:value="1425.8">
            <text:p>1425.8</text:p>
          </table:table-cell>
          <table:table-cell office:value-type="float" office:value="1414.65">
            <text:p>1414.65</text:p>
          </table:table-cell>
          <table:table-cell office:value-type="float" office:value="1409.65">
            <text:p>1409.65</text:p>
          </table:table-cell>
          <table:table-cell table:number-columns-repeated="5"/>
        </table:table-row>
        <table:table-row table:style-name="ro1">
          <table:table-cell office:value-type="string">
            <text:p>media1_3.log</text:p>
          </table:table-cell>
          <table:table-cell table:number-columns-repeated="2"/>
          <table:table-cell office:value-type="string">
            <text:p>Alpha =2</text:p>
          </table:table-cell>
          <table:table-cell office:value-type="float" office:value="1499">
            <text:p>1499</text:p>
          </table:table-cell>
          <table:table-cell office:value-type="float" office:value="1429.2">
            <text:p>1429.2</text:p>
          </table:table-cell>
          <table:table-cell office:value-type="float" office:value="1414.15">
            <text:p>1414.15</text:p>
          </table:table-cell>
          <table:table-cell office:value-type="float" office:value="1407.35">
            <text:p>1407.35</text:p>
          </table:table-cell>
          <table:table-cell table:number-columns-repeated="5"/>
        </table:table-row>
        <table:table-row table:style-name="ro1">
          <table:table-cell office:value-type="string">
            <text:p>media1_4.log</text:p>
          </table:table-cell>
          <table:table-cell table:number-columns-repeated="2"/>
          <table:table-cell office:value-type="string">
            <text:p>Alpha = 3</text:p>
          </table:table-cell>
          <table:table-cell office:value-type="float" office:value="1527.9">
            <text:p>1527.9</text:p>
          </table:table-cell>
          <table:table-cell office:value-type="float" office:value="1444.15">
            <text:p>1444.15</text:p>
          </table:table-cell>
          <table:table-cell office:value-type="float" office:value="1420.15">
            <text:p>1420.15</text:p>
          </table:table-cell>
          <table:table-cell office:value-type="float" office:value="1407.7">
            <text:p>1407.7</text:p>
          </table:table-cell>
          <table:table-cell table:number-columns-repeated="3"/>
          <table:table-cell office:value-type="float" office:value="0.001">
            <text:p>0.001</text:p>
          </table:table-cell>
          <table:table-cell office:value-type="float" office:value="1407.95">
            <text:p>1407.95</text:p>
          </table:table-cell>
        </table:table-row>
        <table:table-row table:style-name="ro1">
          <table:table-cell office:value-type="string">
            <text:p>media1_5.log</text:p>
          </table:table-cell>
          <table:table-cell office:value-type="float" office:value="1404.35">
            <text:p>1404.35</text:p>
          </table:table-cell>
          <table:table-cell/>
          <table:table-cell office:value-type="string">
            <text:p>Alpha = 4</text:p>
          </table:table-cell>
          <table:table-cell office:value-type="float" office:value="1562.3">
            <text:p>1562.3</text:p>
          </table:table-cell>
          <table:table-cell office:value-type="float" office:value="1455.65">
            <text:p>1455.65</text:p>
          </table:table-cell>
          <table:table-cell office:value-type="float" office:value="1419.5">
            <text:p>1419.5</text:p>
          </table:table-cell>
          <table:table-cell office:value-type="float" office:value="1409.95">
            <text:p>1409.95</text:p>
          </table:table-cell>
          <table:table-cell table:number-columns-repeated="3"/>
          <table:table-cell office:value-type="float" office:value="0.01">
            <text:p>0.01</text:p>
          </table:table-cell>
          <table:table-cell office:value-type="float" office:value="1402.15">
            <text:p>1402.15</text:p>
          </table:table-cell>
        </table:table-row>
        <table:table-row table:style-name="ro1">
          <table:table-cell office:value-type="string">
            <text:p>media2_1.log</text:p>
          </table:table-cell>
          <table:table-cell table:number-columns-repeated="10"/>
          <table:table-cell office:value-type="float" office:value="0.05">
            <text:p>0.05</text:p>
          </table:table-cell>
          <table:table-cell office:value-type="float" office:value="1407.35">
            <text:p>1407.35</text:p>
          </table:table-cell>
        </table:table-row>
        <table:table-row table:style-name="ro1">
          <table:table-cell office:value-type="string">
            <text:p>media2_2.log</text:p>
          </table:table-cell>
          <table:table-cell table:number-columns-repeated="10"/>
          <table:table-cell office:value-type="float" office:value="0.1">
            <text:p>0.1</text:p>
          </table:table-cell>
          <table:table-cell office:value-type="float" office:value="1411.8">
            <text:p>1411.8</text:p>
          </table:table-cell>
        </table:table-row>
        <table:table-row table:style-name="ro1">
          <table:table-cell office:value-type="string">
            <text:p>media2_3.log</text:p>
          </table:table-cell>
          <table:table-cell table:number-columns-repeated="10"/>
          <table:table-cell office:value-type="float" office:value="0.5">
            <text:p>0.5</text:p>
          </table:table-cell>
          <table:table-cell office:value-type="float" office:value="1428.3">
            <text:p>1428.3</text:p>
          </table:table-cell>
        </table:table-row>
        <table:table-row table:style-name="ro1">
          <table:table-cell office:value-type="string">
            <text:p>media2_4.log</text:p>
          </table:table-cell>
          <table:table-cell table:number-columns-repeated="12"/>
        </table:table-row>
        <table:table-row table:style-name="ro1">
          <table:table-cell office:value-type="string">
            <text:p>media2_5.log</text:p>
          </table:table-cell>
          <table:table-cell office:value-type="float" office:value="1400.1">
            <text:p>1400.1</text:p>
          </table:table-cell>
          <table:table-cell table:number-columns-repeated="11"/>
        </table:table-row>
        <table:table-row table:style-name="ro1">
          <table:table-cell office:value-type="string">
            <text:p>media3_1.log</text:p>
          </table:table-cell>
          <table:table-cell table:number-columns-repeated="12"/>
        </table:table-row>
        <table:table-row table:style-name="ro1">
          <table:table-cell office:value-type="string">
            <text:p>media3_2.log</text:p>
          </table:table-cell>
          <table:table-cell table:number-columns-repeated="12"/>
        </table:table-row>
        <table:table-row table:style-name="ro1">
          <table:table-cell office:value-type="string">
            <text:p>media3_3.log</text:p>
          </table:table-cell>
          <table:table-cell table:number-columns-repeated="12"/>
        </table:table-row>
        <table:table-row table:style-name="ro1">
          <table:table-cell office:value-type="string">
            <text:p>media3_4.log</text:p>
          </table:table-cell>
          <table:table-cell table:number-columns-repeated="12"/>
        </table:table-row>
        <table:table-row table:style-name="ro1">
          <table:table-cell office:value-type="string">
            <text:p>media3_5.log</text:p>
          </table:table-cell>
          <table:table-cell table:number-columns-repeated="12"/>
        </table:table-row>
        <table:table-row table:style-name="ro1">
          <table:table-cell office:value-type="string">
            <text:p>media4_1.log</text:p>
          </table:table-cell>
          <table:table-cell table:number-columns-repeated="12"/>
        </table:table-row>
        <table:table-row table:style-name="ro1">
          <table:table-cell office:value-type="string">
            <text:p>media4_2.log</text:p>
          </table:table-cell>
          <table:table-cell table:number-columns-repeated="12"/>
        </table:table-row>
        <table:table-row table:style-name="ro1">
          <table:table-cell office:value-type="string">
            <text:p>media4_3.log</text:p>
          </table:table-cell>
          <table:table-cell table:number-columns-repeated="12"/>
        </table:table-row>
        <table:table-row table:style-name="ro1">
          <table:table-cell office:value-type="string">
            <text:p>media4_4.lo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string">
            <text:p>la29</text:p>
          </table:table-cell>
          <table:table-cell table:number-columns-repeated="12"/>
        </table:table-row>
        <table:table-row table:style-name="ro2" table:number-rows-repeated="29">
          <table:table-cell table:number-columns-repeated="13"/>
        </table:table-row>
        <table:table-row table:style-name="ro3">
          <table:table-cell table:number-columns-repeated="3"/>
          <table:table-cell/>
          <table:table-cell office:value-type="string">
            <text:p>Iterações 50</text:p>
          </table:table-cell>
          <table:table-cell office:value-type="string">
            <text:p>Iterações 150</text:p>
          </table:table-cell>
          <table:table-cell office:value-type="string">
            <text:p>Iterações 300</text:p>
          </table:table-cell>
          <table:table-cell office:value-type="string">
            <text:p>Iterações 5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ts 25</text:p>
          </table:table-cell>
          <table:table-cell office:value-type="float" office:value="1509.9">
            <text:p>1509.9</text:p>
          </table:table-cell>
          <table:table-cell office:value-type="float" office:value="1477.75">
            <text:p>1477.75</text:p>
          </table:table-cell>
          <table:table-cell office:value-type="float" office:value="1459.2">
            <text:p>1459.2</text:p>
          </table:table-cell>
          <table:table-cell office:value-type="float" office:value="1449.65">
            <text:p>1449.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ts 50</text:p>
          </table:table-cell>
          <table:table-cell office:value-type="float" office:value="1482.05">
            <text:p>1482.05</text:p>
          </table:table-cell>
          <table:table-cell office:value-type="float" office:value="1465.9">
            <text:p>1465.9</text:p>
          </table:table-cell>
          <table:table-cell office:value-type="float" office:value="1449.8">
            <text:p>1449.8</text:p>
          </table:table-cell>
          <table:table-cell office:value-type="float" office:value="1439.2">
            <text:p>1439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ts 75</text:p>
          </table:table-cell>
          <table:table-cell office:value-type="float" office:value="1471.3">
            <text:p>1471.3</text:p>
          </table:table-cell>
          <table:table-cell office:value-type="float" office:value="1451.4">
            <text:p>1451.4</text:p>
          </table:table-cell>
          <table:table-cell office:value-type="float" office:value="1442.2">
            <text:p>1442.2</text:p>
          </table:table-cell>
          <table:table-cell office:value-type="float" office:value="1436.2">
            <text:p>1436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ts 100</text:p>
          </table:table-cell>
          <table:table-cell office:value-type="float" office:value="1460.05">
            <text:p>1460.05</text:p>
          </table:table-cell>
          <table:table-cell office:value-type="float" office:value="1440.35">
            <text:p>1440.35</text:p>
          </table:table-cell>
          <table:table-cell office:value-type="float" office:value="1433">
            <text:p>1433</text:p>
          </table:table-cell>
          <table:table-cell office:value-type="float" office:value="1425.8">
            <text:p>1425.8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svg:width="6.2988in" svg:height="3.5429in" svg:x="0in" svg:y="0.9051in">
            <draw:object draw:notify-on-update-of-ranges="Sheet2.D2:Sheet2.D5 Sheet2.E1:Sheet2.E1 Sheet2.E2:Sheet2.E5 Sheet2.F1:Sheet2.F1 Sheet2.F2:Sheet2.F5 Sheet2.G1:Sheet2.G1 Sheet2.G2:Sheet2.G5 Sheet2.H1:Sheet2.H1 Sheet2.H2:Sheet2.H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6.6803in" svg:y="0.8878in">
            <draw:object draw:notify-on-update-of-ranges="Sheet2.K3:Sheet2.K7 Sheet2.L3:Sheet2.L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88in" svg:height="3.5429in" svg:x="5.3728in" svg:y="5.5335in">
            <draw:object draw:notify-on-update-of-ranges="Sheet2.B33:Sheet2.B33 Sheet2.C33:Sheet2.F33 Sheet2.B34:Sheet2.B34 Sheet2.C34:Sheet2.F34 Sheet2.B35:Sheet2.B35 Sheet2.C35:Sheet2.F35 Sheet2.B36:Sheet2.B36 Sheet2.C36:Sheet2.F36 Sheet2.B37:Sheet2.B37 Sheet2.C37:Sheet2.F3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>
            <text:p>la40</text:p>
          </table:table-cell>
          <table:table-cell table:number-columns-repeated="3"/>
          <table:table-cell office:value-type="string">
            <text:p>Beta = 1</text:p>
          </table:table-cell>
          <table:table-cell office:value-type="string">
            <text:p>Beta = 2</text:p>
          </table:table-cell>
          <table:table-cell office:value-type="string">
            <text:p>Beta = 3</text:p>
          </table:table-cell>
          <table:table-cell office:value-type="string">
            <text:p>Beta = 4</text:p>
          </table:table-cell>
          <table:table-cell table:number-columns-repeated="4"/>
        </table:table-row>
        <table:table-row table:style-name="ro1">
          <table:table-cell office:value-type="string">
            <text:p>media1_1.log</text:p>
          </table:table-cell>
          <table:table-cell table:number-columns-repeated="2"/>
          <table:table-cell office:value-type="string">
            <text:p>Alpha = 1</text:p>
          </table:table-cell>
          <table:table-cell office:value-type="float" office:value="1606.4">
            <text:p>1606.4</text:p>
          </table:table-cell>
          <table:table-cell office:value-type="float" office:value="1544.15">
            <text:p>1544.15</text:p>
          </table:table-cell>
          <table:table-cell office:value-type="float" office:value="1526">
            <text:p>1526</text:p>
          </table:table-cell>
          <table:table-cell office:value-type="float" office:value="1528.4">
            <text:p>1528.4</text:p>
          </table:table-cell>
          <table:table-cell table:number-columns-repeated="4"/>
        </table:table-row>
        <table:table-row table:style-name="ro1">
          <table:table-cell office:value-type="string">
            <text:p>media1_2.log</text:p>
          </table:table-cell>
          <table:table-cell table:number-columns-repeated="2"/>
          <table:table-cell office:value-type="string">
            <text:p>Alpha = 2</text:p>
          </table:table-cell>
          <table:table-cell office:value-type="float" office:value="1611.35">
            <text:p>1611.35</text:p>
          </table:table-cell>
          <table:table-cell office:value-type="float" office:value="1543.3">
            <text:p>1543.3</text:p>
          </table:table-cell>
          <table:table-cell office:value-type="float" office:value="1527.9">
            <text:p>1527.9</text:p>
          </table:table-cell>
          <table:table-cell office:value-type="float" office:value="1524.85">
            <text:p>1524.85</text:p>
          </table:table-cell>
          <table:table-cell table:number-columns-repeated="2"/>
          <table:table-cell office:value-type="float" office:value="0.001">
            <text:p>0.001</text:p>
          </table:table-cell>
          <table:table-cell office:value-type="float" office:value="1531.1">
            <text:p>1531.1</text:p>
          </table:table-cell>
        </table:table-row>
        <table:table-row table:style-name="ro1">
          <table:table-cell office:value-type="string">
            <text:p>media1_3.log</text:p>
          </table:table-cell>
          <table:table-cell table:number-columns-repeated="2"/>
          <table:table-cell office:value-type="string">
            <text:p>Alpha = 3</text:p>
          </table:table-cell>
          <table:table-cell office:value-type="float" office:value="1665.85">
            <text:p>1665.85</text:p>
          </table:table-cell>
          <table:table-cell office:value-type="float" office:value="1563">
            <text:p>1563</text:p>
          </table:table-cell>
          <table:table-cell office:value-type="float" office:value="1533.7">
            <text:p>1533.7</text:p>
          </table:table-cell>
          <table:table-cell office:value-type="float" office:value="1527.4">
            <text:p>1527.4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1525.1">
            <text:p>1525.1</text:p>
          </table:table-cell>
        </table:table-row>
        <table:table-row table:style-name="ro1">
          <table:table-cell office:value-type="string">
            <text:p>media1_4.log</text:p>
          </table:table-cell>
          <table:table-cell table:number-columns-repeated="2"/>
          <table:table-cell office:value-type="string">
            <text:p>Alpha =4</text:p>
          </table:table-cell>
          <table:table-cell office:value-type="float" office:value="1728.2">
            <text:p>1728.2</text:p>
          </table:table-cell>
          <table:table-cell office:value-type="float" office:value="1579.5">
            <text:p>1579.5</text:p>
          </table:table-cell>
          <table:table-cell office:value-type="float" office:value="1538.1">
            <text:p>1538.1</text:p>
          </table:table-cell>
          <table:table-cell office:value-type="float" office:value="1523.6">
            <text:p>1523.6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1524.85">
            <text:p>1524.85</text:p>
          </table:table-cell>
        </table:table-row>
        <table:table-row table:style-name="ro1">
          <table:table-cell office:value-type="string">
            <text:p>media1_5.log</text:p>
          </table:table-cell>
          <table:table-cell table:number-columns-repeated="9"/>
          <table:table-cell office:value-type="float" office:value="0.1">
            <text:p>0.1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 office:value-type="string">
            <text:p>media2_1.log</text:p>
          </table:table-cell>
          <table:table-cell table:number-columns-repeated="9"/>
          <table:table-cell office:value-type="float" office:value="0.5">
            <text:p>0.5</text:p>
          </table:table-cell>
          <table:table-cell office:value-type="float" office:value="1547.75">
            <text:p>1547.75</text:p>
          </table:table-cell>
        </table:table-row>
        <table:table-row table:style-name="ro1">
          <table:table-cell office:value-type="string">
            <text:p>media2_2.log</text:p>
          </table:table-cell>
          <table:table-cell table:number-columns-repeated="11"/>
        </table:table-row>
        <table:table-row table:style-name="ro1">
          <table:table-cell office:value-type="string">
            <text:p>media2_3.log</text:p>
          </table:table-cell>
          <table:table-cell table:number-columns-repeated="11"/>
        </table:table-row>
        <table:table-row table:style-name="ro1">
          <table:table-cell office:value-type="string">
            <text:p>media2_4.log</text:p>
          </table:table-cell>
          <table:table-cell table:number-columns-repeated="11"/>
        </table:table-row>
        <table:table-row table:style-name="ro1">
          <table:table-cell office:value-type="string">
            <text:p>media2_5.log</text:p>
          </table:table-cell>
          <table:table-cell office:value-type="float" office:value="1513.2">
            <text:p>1513.2</text:p>
          </table:table-cell>
          <table:table-cell table:number-columns-repeated="10"/>
        </table:table-row>
        <table:table-row table:style-name="ro1">
          <table:table-cell office:value-type="string">
            <text:p>media3_1.log</text:p>
          </table:table-cell>
          <table:table-cell table:number-columns-repeated="11"/>
        </table:table-row>
        <table:table-row table:style-name="ro1">
          <table:table-cell office:value-type="string">
            <text:p>media3_2.log</text:p>
          </table:table-cell>
          <table:table-cell table:number-columns-repeated="11"/>
        </table:table-row>
        <table:table-row table:style-name="ro1">
          <table:table-cell office:value-type="string">
            <text:p>media3_3.log</text:p>
          </table:table-cell>
          <table:table-cell table:number-columns-repeated="11"/>
        </table:table-row>
        <table:table-row table:style-name="ro1">
          <table:table-cell office:value-type="string">
            <text:p>media3_4.log</text:p>
          </table:table-cell>
          <table:table-cell table:number-columns-repeated="11"/>
        </table:table-row>
        <table:table-row table:style-name="ro1">
          <table:table-cell office:value-type="string">
            <text:p>media3_5.log</text:p>
          </table:table-cell>
          <table:table-cell table:number-columns-repeated="11"/>
        </table:table-row>
        <table:table-row table:style-name="ro1">
          <table:table-cell office:value-type="string">
            <text:p>media4_1.log</text:p>
          </table:table-cell>
          <table:table-cell table:number-columns-repeated="11"/>
        </table:table-row>
        <table:table-row table:style-name="ro1">
          <table:table-cell office:value-type="string">
            <text:p>media4_2.log</text:p>
          </table:table-cell>
          <table:table-cell table:number-columns-repeated="11"/>
        </table:table-row>
        <table:table-row table:style-name="ro1">
          <table:table-cell office:value-type="string">
            <text:p>media4_3.log</text:p>
          </table:table-cell>
          <table:table-cell table:number-columns-repeated="11"/>
        </table:table-row>
        <table:table-row table:style-name="ro1">
          <table:table-cell office:value-type="string">
            <text:p>media4_4.log</text:p>
          </table:table-cell>
          <table:table-cell table:number-columns-repeated="11"/>
        </table:table-row>
        <table:table-row table:style-name="ro2" table:number-rows-repeated="12">
          <table:table-cell table:number-columns-repeated="12"/>
        </table:table-row>
        <table:table-row table:style-name="ro3">
          <table:table-cell/>
          <table:table-cell/>
          <table:table-cell office:value-type="string">
            <text:p>Iterações 50</text:p>
          </table:table-cell>
          <table:table-cell office:value-type="string">
            <text:p>Iterações 150</text:p>
          </table:table-cell>
          <table:table-cell office:value-type="string">
            <text:p>Iterações 300</text:p>
          </table:table-cell>
          <table:table-cell office:value-type="string">
            <text:p>Iterações 5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ts 25</text:p>
          </table:table-cell>
          <table:table-cell office:value-type="float" office:value="1625.95">
            <text:p>1625.95</text:p>
          </table:table-cell>
          <table:table-cell office:value-type="float" office:value="1593">
            <text:p>1593</text:p>
          </table:table-cell>
          <table:table-cell office:value-type="float" office:value="1582.65">
            <text:p>1582.65</text:p>
          </table:table-cell>
          <table:table-cell office:value-type="float" office:value="1569.7">
            <text:p>1569.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ts 50</text:p>
          </table:table-cell>
          <table:table-cell office:value-type="float" office:value="1603.5">
            <text:p>1603.5</text:p>
          </table:table-cell>
          <table:table-cell office:value-type="float" office:value="1580.15">
            <text:p>1580.15</text:p>
          </table:table-cell>
          <table:table-cell office:value-type="float" office:value="1562.9">
            <text:p>1562.9</text:p>
          </table:table-cell>
          <table:table-cell office:value-type="float" office:value="1553.1">
            <text:p>1553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ts 75</text:p>
          </table:table-cell>
          <table:table-cell office:value-type="float" office:value="1587.2">
            <text:p>1587.2</text:p>
          </table:table-cell>
          <table:table-cell office:value-type="float" office:value="1573.3">
            <text:p>1573.3</text:p>
          </table:table-cell>
          <table:table-cell office:value-type="float" office:value="1551.55">
            <text:p>1551.55</text:p>
          </table:table-cell>
          <table:table-cell office:value-type="float" office:value="1545.15">
            <text:p>1545.1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ts 100</text:p>
          </table:table-cell>
          <table:table-cell office:value-type="float" office:value="1595.1">
            <text:p>1595.1</text:p>
          </table:table-cell>
          <table:table-cell office:value-type="float" office:value="1573.3">
            <text:p>1573.3</text:p>
          </table:table-cell>
          <table:table-cell office:value-type="float" office:value="1554.35">
            <text:p>1554.35</text:p>
          </table:table-cell>
          <table:table-cell office:value-type="float" office:value="1544.15">
            <text:p>1544.15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11-14T15:57:56</meta:creation-date>
    <dc:date>2013-11-14T22:54:29</dc:date>
    <dc:creator>PAULO </dc:creator>
    <meta:editing-duration>PT1H42M10S</meta:editing-duration>
    <meta:editing-cycles>3</meta:editing-cycles>
    <meta:generator>LibreOffice/3.5$Linux_X86_64 LibreOffice_project/350m1$Build-2</meta:generator>
    <meta:document-statistic meta:table-count="3" meta:cell-count="16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7.573cm" svg:y="0.495cm" chart:style-name="ch2">
          <text:p>la29</text:p>
        </chart:subtitle>
        <chart:legend chart:legend-position="top" svg:x="4.264cm" svg:y="1.363cm" style:legend-expansion="wide" chart:style-name="ch3"/>
        <chart:plot-area chart:style-name="ch4" table:cell-range-address="Sheet1.D1:Sheet1.H5" chart:data-source-has-labels="both" svg:x="1.331cm" svg:y="2.321cm" svg:width="14.029cm" svg:height="6.079cm">
          <chartooo:coordinate-region svg:x="2.323cm" svg:y="2.52cm" svg:width="13.037cm" svg:height="5.233cm"/>
          <chart:axis chart:dimension="x" chart:name="primary-x" chart:style-name="ch5" chartooo:axis-type="auto">
            <chartooo:date-scale/>
            <chart:categories table:cell-range-address="Sheet1.D2:Sheet1.D5"/>
            <chart:grid chart:style-name="ch6" chart:class="major"/>
          </chart:axis>
          <chart:axis chart:dimension="y" chart:name="primary-y" chart:style-name="ch7">
            <chart:title svg:x="0.451cm" svg:y="6.476cm" chart:style-name="ch8">
              <text:p>Melhor Fitness</text:p>
            </chart:title>
            <chart:grid chart:style-name="ch6" chart:class="major"/>
          </chart:axis>
          <chart:series chart:style-name="ch9" chart:values-cell-range-address="Sheet1.E2:Sheet1.E5" chart:label-cell-address="Sheet1.E1:Sheet1.E1" chart:class="chart:bar">
            <chart:data-point chart:repeated="4"/>
          </chart:series>
          <chart:series chart:style-name="ch10" chart:values-cell-range-address="Sheet1.F2:Sheet1.F5" chart:label-cell-address="Sheet1.F1:Sheet1.F1" chart:class="chart:bar">
            <chart:data-point chart:repeated="4"/>
          </chart:series>
          <chart:series chart:style-name="ch11" chart:values-cell-range-address="Sheet1.G2:Sheet1.G5" chart:label-cell-address="Sheet1.G1:Sheet1.G1" chart:class="chart:bar">
            <chart:data-point chart:repeated="4"/>
          </chart:series>
          <chart:series chart:style-name="ch12" chart:values-cell-range-address="Sheet1.H2:Sheet1.H5" chart:label-cell-address="Sheet1.H1:Sheet1.H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ta = 1</text:p>
                <draw:g>
                  <svg:desc>Sheet1.E1:Sheet1.E1</svg:desc>
                </draw:g>
              </table:table-cell>
              <table:table-cell office:value-type="string">
                <text:p>Beta = 2</text:p>
                <draw:g>
                  <svg:desc>Sheet1.F1:Sheet1.F1</svg:desc>
                </draw:g>
              </table:table-cell>
              <table:table-cell office:value-type="string">
                <text:p>Beta = 3</text:p>
                <draw:g>
                  <svg:desc>Sheet1.G1:Sheet1.G1</svg:desc>
                </draw:g>
              </table:table-cell>
              <table:table-cell office:value-type="string">
                <text:p>Beta = 4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pha = 1</text:p>
                <draw:g>
                  <svg:desc>Sheet1.D2:Sheet1.D5</svg:desc>
                </draw:g>
              </table:table-cell>
              <table:table-cell office:value-type="float" office:value="1492.15">
                <text:p>1492.15</text:p>
                <draw:g>
                  <svg:desc>Sheet1.E2:Sheet1.E5</svg:desc>
                </draw:g>
              </table:table-cell>
              <table:table-cell office:value-type="float" office:value="1425.8">
                <text:p>1425.8</text:p>
                <draw:g>
                  <svg:desc>Sheet1.F2:Sheet1.F5</svg:desc>
                </draw:g>
              </table:table-cell>
              <table:table-cell office:value-type="float" office:value="1414.65">
                <text:p>1414.65</text:p>
                <draw:g>
                  <svg:desc>Sheet1.G2:Sheet1.G5</svg:desc>
                </draw:g>
              </table:table-cell>
              <table:table-cell office:value-type="float" office:value="1409.65">
                <text:p>1409.65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Alpha =2</text:p>
              </table:table-cell>
              <table:table-cell office:value-type="float" office:value="1499">
                <text:p>1499</text:p>
              </table:table-cell>
              <table:table-cell office:value-type="float" office:value="1429.2">
                <text:p>1429.2</text:p>
              </table:table-cell>
              <table:table-cell office:value-type="float" office:value="1414.15">
                <text:p>1414.15</text:p>
              </table:table-cell>
              <table:table-cell office:value-type="float" office:value="1407.35">
                <text:p>1407.35</text:p>
              </table:table-cell>
            </table:table-row>
            <table:table-row>
              <table:table-cell office:value-type="string">
                <text:p>Alpha = 3</text:p>
              </table:table-cell>
              <table:table-cell office:value-type="float" office:value="1527.9">
                <text:p>1527.9</text:p>
              </table:table-cell>
              <table:table-cell office:value-type="float" office:value="1444.15">
                <text:p>1444.15</text:p>
              </table:table-cell>
              <table:table-cell office:value-type="float" office:value="1420.15">
                <text:p>1420.15</text:p>
              </table:table-cell>
              <table:table-cell office:value-type="float" office:value="1407.7">
                <text:p>1407.7</text:p>
              </table:table-cell>
            </table:table-row>
            <table:table-row>
              <table:table-cell office:value-type="string">
                <text:p>Alpha = 4</text:p>
              </table:table-cell>
              <table:table-cell office:value-type="float" office:value="1562.3">
                <text:p>1562.3</text:p>
              </table:table-cell>
              <table:table-cell office:value-type="float" office:value="1455.65">
                <text:p>1455.65</text:p>
              </table:table-cell>
              <table:table-cell office:value-type="float" office:value="1419.5">
                <text:p>1419.5</text:p>
              </table:table-cell>
              <table:table-cell office:value-type="float" office:value="1409.95">
                <text:p>1409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07cm" svg:y="0.316cm" chart:style-name="ch2">
          <text:p>la40</text:p>
        </chart:title>
        <chart:legend chart:legend-position="top" svg:x="4.264cm" svg:y="1.46cm" style:legend-expansion="wide" chart:style-name="ch3"/>
        <chart:plot-area chart:style-name="ch4" table:cell-range-address="Sheet2.D1:Sheet2.H5" chart:data-source-has-labels="both" svg:x="1.331cm" svg:y="2.418cm" svg:width="14.029cm" svg:height="5.982cm">
          <chartooo:coordinate-region svg:x="2.323cm" svg:y="2.617cm" svg:width="13.037cm" svg:height="5.136cm"/>
          <chart:axis chart:dimension="x" chart:name="primary-x" chart:style-name="ch5" chartooo:axis-type="auto">
            <chartooo:date-scale/>
            <chart:categories table:cell-range-address="Sheet2.D2:Sheet2.D5"/>
          </chart:axis>
          <chart:axis chart:dimension="y" chart:name="primary-y" chart:style-name="ch6">
            <chart:title svg:x="0.451cm" svg:y="6.525cm" chart:style-name="ch7">
              <text:p>Melhor Fitness</text:p>
            </chart:title>
            <chart:grid chart:style-name="ch8" chart:class="major"/>
          </chart:axis>
          <chart:series chart:style-name="ch9" chart:values-cell-range-address="Sheet2.E2:Sheet2.E5" chart:label-cell-address="Sheet2.E1:Sheet2.E1" chart:class="chart:bar">
            <chart:data-point chart:repeated="4"/>
          </chart:series>
          <chart:series chart:style-name="ch10" chart:values-cell-range-address="Sheet2.F2:Sheet2.F5" chart:label-cell-address="Sheet2.F1:Sheet2.F1" chart:class="chart:bar">
            <chart:data-point chart:repeated="4"/>
          </chart:series>
          <chart:series chart:style-name="ch11" chart:values-cell-range-address="Sheet2.G2:Sheet2.G5" chart:label-cell-address="Sheet2.G1:Sheet2.G1" chart:class="chart:bar">
            <chart:data-point chart:repeated="4"/>
          </chart:series>
          <chart:series chart:style-name="ch12" chart:values-cell-range-address="Sheet2.H2:Sheet2.H5" chart:label-cell-address="Sheet2.H1:Sheet2.H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ta = 1</text:p>
                <draw:g>
                  <svg:desc>Sheet2.E1:Sheet2.E1</svg:desc>
                </draw:g>
              </table:table-cell>
              <table:table-cell office:value-type="string">
                <text:p>Beta = 2</text:p>
                <draw:g>
                  <svg:desc>Sheet2.F1:Sheet2.F1</svg:desc>
                </draw:g>
              </table:table-cell>
              <table:table-cell office:value-type="string">
                <text:p>Beta = 3</text:p>
                <draw:g>
                  <svg:desc>Sheet2.G1:Sheet2.G1</svg:desc>
                </draw:g>
              </table:table-cell>
              <table:table-cell office:value-type="string">
                <text:p>Beta = 4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pha = 1</text:p>
                <draw:g>
                  <svg:desc>Sheet2.D2:Sheet2.D5</svg:desc>
                </draw:g>
              </table:table-cell>
              <table:table-cell office:value-type="float" office:value="1606.4">
                <text:p>1606.4</text:p>
                <draw:g>
                  <svg:desc>Sheet2.E2:Sheet2.E5</svg:desc>
                </draw:g>
              </table:table-cell>
              <table:table-cell office:value-type="float" office:value="1544.15">
                <text:p>1544.15</text:p>
                <draw:g>
                  <svg:desc>Sheet2.F2:Sheet2.F5</svg:desc>
                </draw:g>
              </table:table-cell>
              <table:table-cell office:value-type="float" office:value="1526">
                <text:p>1526</text:p>
                <draw:g>
                  <svg:desc>Sheet2.G2:Sheet2.G5</svg:desc>
                </draw:g>
              </table:table-cell>
              <table:table-cell office:value-type="float" office:value="1528.4">
                <text:p>1528.4</text:p>
                <draw:g>
                  <svg:desc>Sheet2.H2:Sheet2.H5</svg:desc>
                </draw:g>
              </table:table-cell>
            </table:table-row>
            <table:table-row>
              <table:table-cell office:value-type="string">
                <text:p>Alpha = 2</text:p>
              </table:table-cell>
              <table:table-cell office:value-type="float" office:value="1611.35">
                <text:p>1611.35</text:p>
              </table:table-cell>
              <table:table-cell office:value-type="float" office:value="1543.3">
                <text:p>1543.3</text:p>
              </table:table-cell>
              <table:table-cell office:value-type="float" office:value="1527.9">
                <text:p>1527.9</text:p>
              </table:table-cell>
              <table:table-cell office:value-type="float" office:value="1524.85">
                <text:p>1524.85</text:p>
              </table:table-cell>
            </table:table-row>
            <table:table-row>
              <table:table-cell office:value-type="string">
                <text:p>Alpha = 3</text:p>
              </table:table-cell>
              <table:table-cell office:value-type="float" office:value="1665.85">
                <text:p>1665.85</text:p>
              </table:table-cell>
              <table:table-cell office:value-type="float" office:value="1563">
                <text:p>1563</text:p>
              </table:table-cell>
              <table:table-cell office:value-type="float" office:value="1533.7">
                <text:p>1533.7</text:p>
              </table:table-cell>
              <table:table-cell office:value-type="float" office:value="1527.4">
                <text:p>1527.4</text:p>
              </table:table-cell>
            </table:table-row>
            <table:table-row>
              <table:table-cell office:value-type="string">
                <text:p>Alpha =4</text:p>
              </table:table-cell>
              <table:table-cell office:value-type="float" office:value="1728.2">
                <text:p>1728.2</text:p>
              </table:table-cell>
              <table:table-cell office:value-type="float" office:value="1579.5">
                <text:p>1579.5</text:p>
              </table:table-cell>
              <table:table-cell office:value-type="float" office:value="1538.1">
                <text:p>1538.1</text:p>
              </table:table-cell>
              <table:table-cell office:value-type="float" office:value="1523.6">
                <text:p>152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la40</text:p>
        </chart:title>
        <chart:plot-area chart:style-name="ch3" table:cell-range-address="Sheet2.K3:Sheet2.L7" chart:data-source-has-labels="column" svg:x="1.331cm" svg:y="1.635cm" svg:width="14.029cm" svg:height="6.204cm">
          <chartooo:coordinate-region svg:x="2.323cm" svg:y="1.834cm" svg:width="12.797cm" svg:height="5.358cm"/>
          <chart:axis chart:dimension="x" chart:name="primary-x" chart:style-name="ch4" chartooo:axis-type="auto">
            <chartooo:date-scale/>
            <chart:title svg:x="6.793cm" svg:y="8.019cm" chart:style-name="ch5">
              <text:p>Taxa de Evaporação</text:p>
            </chart:title>
            <chart:categories table:cell-range-address="Sheet2.K3:Sheet2.K7"/>
          </chart:axis>
          <chart:axis chart:dimension="y" chart:name="primary-y" chart:style-name="ch4">
            <chart:title svg:x="0.451cm" svg:y="5.853cm" chart:style-name="ch6">
              <text:p>Melhor Fitness</text:p>
            </chart:title>
            <chart:grid chart:style-name="ch7" chart:class="major"/>
          </chart:axis>
          <chart:series chart:style-name="ch8" chart:values-cell-range-address="Sheet2.L3:Sheet2.L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Sheet2.K3:Sheet2.K7</svg:desc>
                </draw:g>
              </table:table-cell>
              <table:table-cell office:value-type="float" office:value="1531.1">
                <text:p>1531.1</text:p>
                <draw:g>
                  <svg:desc>Sheet2.L3:Sheet2.L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525.1">
                <text:p>1525.1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524.85">
                <text:p>1524.8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547.75">
                <text:p>1547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la29</text:p>
        </chart:title>
        <chart:plot-area chart:style-name="ch3" table:cell-range-address="Sheet1.L4:Sheet1.M8" chart:data-source-has-labels="column" svg:x="1.331cm" svg:y="1.635cm" svg:width="14.029cm" svg:height="6.204cm">
          <chartooo:coordinate-region svg:x="2.323cm" svg:y="1.834cm" svg:width="12.797cm" svg:height="5.358cm"/>
          <chart:axis chart:dimension="x" chart:name="primary-x" chart:style-name="ch4" chartooo:axis-type="auto">
            <chartooo:date-scale/>
            <chart:title svg:x="6.793cm" svg:y="8.019cm" chart:style-name="ch5">
              <text:p>Taxa de Evaporação</text:p>
            </chart:title>
            <chart:categories table:cell-range-address="Sheet1.L4:Sheet1.L8"/>
          </chart:axis>
          <chart:axis chart:dimension="y" chart:name="primary-y" chart:style-name="ch4">
            <chart:title svg:x="0.451cm" svg:y="5.853cm" chart:style-name="ch6">
              <text:p>Melhor Fitness</text:p>
            </chart:title>
            <chart:grid chart:style-name="ch7" chart:class="major"/>
          </chart:axis>
          <chart:series chart:style-name="ch8" chart:values-cell-range-address="Sheet1.M4:Sheet1.M8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Sheet1.L4:Sheet1.L8</svg:desc>
                </draw:g>
              </table:table-cell>
              <table:table-cell office:value-type="float" office:value="1407.95">
                <text:p>1407.95</text:p>
                <draw:g>
                  <svg:desc>Sheet1.M4:Sheet1.M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402.15">
                <text:p>1402.15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407.35">
                <text:p>1407.3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411.8">
                <text:p>1411.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428.3">
                <text:p>1428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07cm" svg:y="0.316cm" chart:style-name="ch2">
          <text:p>la29</text:p>
        </chart:title>
        <chart:legend chart:legend-position="top" svg:x="4.435cm" svg:y="1.46cm" style:legend-expansion="wide" chart:style-name="ch3"/>
        <chart:plot-area chart:style-name="ch4" table:cell-range-address="Sheet1.D51:Sheet1.H55" chart:data-source-has-labels="both" svg:x="1.331cm" svg:y="2.418cm" svg:width="14.029cm" svg:height="5.982cm">
          <chartooo:coordinate-region svg:x="2.323cm" svg:y="2.617cm" svg:width="13.037cm" svg:height="5.136cm"/>
          <chart:axis chart:dimension="x" chart:name="primary-x" chart:style-name="ch5" chartooo:axis-type="auto">
            <chartooo:date-scale/>
            <chart:categories table:cell-range-address="Sheet1.E51:Sheet1.H51"/>
            <chart:grid chart:style-name="ch6" chart:class="major"/>
          </chart:axis>
          <chart:axis chart:dimension="y" chart:name="primary-y" chart:style-name="ch7">
            <chart:title svg:x="0.451cm" svg:y="6.525cm" chart:style-name="ch8">
              <text:p>Melhor Fitness</text:p>
            </chart:title>
            <chart:grid chart:style-name="ch6" chart:class="major"/>
          </chart:axis>
          <chart:series chart:style-name="ch9" chart:values-cell-range-address="Sheet1.E52:Sheet1.H52" chart:label-cell-address="Sheet1.D52:Sheet1.D52" chart:class="chart:bar">
            <chart:data-point chart:repeated="4"/>
          </chart:series>
          <chart:series chart:style-name="ch10" chart:values-cell-range-address="Sheet1.E53:Sheet1.H53" chart:label-cell-address="Sheet1.D53:Sheet1.D53" chart:class="chart:bar">
            <chart:data-point chart:repeated="4"/>
          </chart:series>
          <chart:series chart:style-name="ch11" chart:values-cell-range-address="Sheet1.E54:Sheet1.H54" chart:label-cell-address="Sheet1.D54:Sheet1.D54" chart:class="chart:bar">
            <chart:data-point chart:repeated="4"/>
          </chart:series>
          <chart:series chart:style-name="ch12" chart:values-cell-range-address="Sheet1.E55:Sheet1.H55" chart:label-cell-address="Sheet1.D55:Sheet1.D5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ções 50</text:p>
                <draw:g>
                  <svg:desc>Sheet1.E51:Sheet1.H51</svg:desc>
                </draw:g>
              </table:table-cell>
              <table:table-cell office:value-type="string">
                <text:p>Iterações 150</text:p>
              </table:table-cell>
              <table:table-cell office:value-type="string">
                <text:p>Iterações 300</text:p>
              </table:table-cell>
              <table:table-cell office:value-type="string">
                <text:p>Iterações 500</text:p>
              </table:table-cell>
            </table:table-row>
          </table:table-header-rows>
          <table:table-rows>
            <table:table-row>
              <table:table-cell office:value-type="string">
                <text:p>Ants 25</text:p>
                <draw:g>
                  <svg:desc>Sheet1.D52:Sheet1.D52</svg:desc>
                </draw:g>
              </table:table-cell>
              <table:table-cell office:value-type="float" office:value="1509.9">
                <text:p>1509.9</text:p>
                <draw:g>
                  <svg:desc>Sheet1.E52:Sheet1.H52</svg:desc>
                </draw:g>
              </table:table-cell>
              <table:table-cell office:value-type="float" office:value="1477.75">
                <text:p>1477.75</text:p>
              </table:table-cell>
              <table:table-cell office:value-type="float" office:value="1459.2">
                <text:p>1459.2</text:p>
              </table:table-cell>
              <table:table-cell office:value-type="float" office:value="1449.65">
                <text:p>1449.65</text:p>
              </table:table-cell>
            </table:table-row>
            <table:table-row>
              <table:table-cell office:value-type="string">
                <text:p>Ants 50</text:p>
                <draw:g>
                  <svg:desc>Sheet1.D53:Sheet1.D53</svg:desc>
                </draw:g>
              </table:table-cell>
              <table:table-cell office:value-type="float" office:value="1482.05">
                <text:p>1482.05</text:p>
                <draw:g>
                  <svg:desc>Sheet1.E53:Sheet1.H53</svg:desc>
                </draw:g>
              </table:table-cell>
              <table:table-cell office:value-type="float" office:value="1465.9">
                <text:p>1465.9</text:p>
              </table:table-cell>
              <table:table-cell office:value-type="float" office:value="1449.8">
                <text:p>1449.8</text:p>
              </table:table-cell>
              <table:table-cell office:value-type="float" office:value="1439.2">
                <text:p>1439.2</text:p>
              </table:table-cell>
            </table:table-row>
            <table:table-row>
              <table:table-cell office:value-type="string">
                <text:p>Ants 75</text:p>
                <draw:g>
                  <svg:desc>Sheet1.D54:Sheet1.D54</svg:desc>
                </draw:g>
              </table:table-cell>
              <table:table-cell office:value-type="float" office:value="1471.3">
                <text:p>1471.3</text:p>
                <draw:g>
                  <svg:desc>Sheet1.E54:Sheet1.H54</svg:desc>
                </draw:g>
              </table:table-cell>
              <table:table-cell office:value-type="float" office:value="1451.4">
                <text:p>1451.4</text:p>
              </table:table-cell>
              <table:table-cell office:value-type="float" office:value="1442.2">
                <text:p>1442.2</text:p>
              </table:table-cell>
              <table:table-cell office:value-type="float" office:value="1436.2">
                <text:p>1436.2</text:p>
              </table:table-cell>
            </table:table-row>
            <table:table-row>
              <table:table-cell office:value-type="string">
                <text:p>Ants 100</text:p>
                <draw:g>
                  <svg:desc>Sheet1.D55:Sheet1.D55</svg:desc>
                </draw:g>
              </table:table-cell>
              <table:table-cell office:value-type="float" office:value="1460.05">
                <text:p>1460.05</text:p>
                <draw:g>
                  <svg:desc>Sheet1.E55:Sheet1.H55</svg:desc>
                </draw:g>
              </table:table-cell>
              <table:table-cell office:value-type="float" office:value="1440.35">
                <text:p>1440.35</text:p>
              </table:table-cell>
              <table:table-cell office:value-type="float" office:value="1433">
                <text:p>1433</text:p>
              </table:table-cell>
              <table:table-cell office:value-type="float" office:value="1425.8">
                <text:p>1425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07cm" svg:y="0.316cm" chart:style-name="ch2">
          <text:p>la40</text:p>
        </chart:title>
        <chart:legend chart:legend-position="top" svg:x="4.435cm" svg:y="1.46cm" style:legend-expansion="wide" chart:style-name="ch3"/>
        <chart:plot-area chart:style-name="ch4" table:cell-range-address="Sheet2.B33:Sheet2.F37" chart:data-source-has-labels="both" svg:x="1.331cm" svg:y="2.418cm" svg:width="14.029cm" svg:height="5.982cm">
          <chartooo:coordinate-region svg:x="2.323cm" svg:y="2.617cm" svg:width="13.037cm" svg:height="5.136cm"/>
          <chart:axis chart:dimension="x" chart:name="primary-x" chart:style-name="ch5" chartooo:axis-type="auto">
            <chartooo:date-scale/>
            <chart:categories table:cell-range-address="Sheet2.C33:Sheet2.F33"/>
            <chart:grid chart:style-name="ch6" chart:class="major"/>
          </chart:axis>
          <chart:axis chart:dimension="y" chart:name="primary-y" chart:style-name="ch7">
            <chart:title svg:x="0.451cm" svg:y="6.525cm" chart:style-name="ch8">
              <text:p>Melhor Fitness</text:p>
            </chart:title>
            <chart:grid chart:style-name="ch6" chart:class="major"/>
          </chart:axis>
          <chart:series chart:style-name="ch9" chart:values-cell-range-address="Sheet2.C34:Sheet2.F34" chart:label-cell-address="Sheet2.B34:Sheet2.B34" chart:class="chart:bar">
            <chart:data-point chart:repeated="4"/>
          </chart:series>
          <chart:series chart:style-name="ch10" chart:values-cell-range-address="Sheet2.C35:Sheet2.F35" chart:label-cell-address="Sheet2.B35:Sheet2.B35" chart:class="chart:bar">
            <chart:data-point chart:repeated="4"/>
          </chart:series>
          <chart:series chart:style-name="ch11" chart:values-cell-range-address="Sheet2.C36:Sheet2.F36" chart:label-cell-address="Sheet2.B36:Sheet2.B36" chart:class="chart:bar">
            <chart:data-point chart:repeated="4"/>
          </chart:series>
          <chart:series chart:style-name="ch12" chart:values-cell-range-address="Sheet2.C37:Sheet2.F37" chart:label-cell-address="Sheet2.B37:Sheet2.B37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ções 50</text:p>
                <draw:g>
                  <svg:desc>Sheet2.C33:Sheet2.F33</svg:desc>
                </draw:g>
              </table:table-cell>
              <table:table-cell office:value-type="string">
                <text:p>Iterações 150</text:p>
              </table:table-cell>
              <table:table-cell office:value-type="string">
                <text:p>Iterações 300</text:p>
              </table:table-cell>
              <table:table-cell office:value-type="string">
                <text:p>Iterações 500</text:p>
              </table:table-cell>
            </table:table-row>
          </table:table-header-rows>
          <table:table-rows>
            <table:table-row>
              <table:table-cell office:value-type="string">
                <text:p>Ants 25</text:p>
                <draw:g>
                  <svg:desc>Sheet2.B34:Sheet2.B34</svg:desc>
                </draw:g>
              </table:table-cell>
              <table:table-cell office:value-type="float" office:value="1625.95">
                <text:p>1625.95</text:p>
                <draw:g>
                  <svg:desc>Sheet2.C34:Sheet2.F34</svg:desc>
                </draw:g>
              </table:table-cell>
              <table:table-cell office:value-type="float" office:value="1593">
                <text:p>1593</text:p>
              </table:table-cell>
              <table:table-cell office:value-type="float" office:value="1582.65">
                <text:p>1582.65</text:p>
              </table:table-cell>
              <table:table-cell office:value-type="float" office:value="1569.7">
                <text:p>1569.7</text:p>
              </table:table-cell>
            </table:table-row>
            <table:table-row>
              <table:table-cell office:value-type="string">
                <text:p>Ants 50</text:p>
                <draw:g>
                  <svg:desc>Sheet2.B35:Sheet2.B35</svg:desc>
                </draw:g>
              </table:table-cell>
              <table:table-cell office:value-type="float" office:value="1603.5">
                <text:p>1603.5</text:p>
                <draw:g>
                  <svg:desc>Sheet2.C35:Sheet2.F35</svg:desc>
                </draw:g>
              </table:table-cell>
              <table:table-cell office:value-type="float" office:value="1580.15">
                <text:p>1580.15</text:p>
              </table:table-cell>
              <table:table-cell office:value-type="float" office:value="1562.9">
                <text:p>1562.9</text:p>
              </table:table-cell>
              <table:table-cell office:value-type="float" office:value="1553.1">
                <text:p>1553.1</text:p>
              </table:table-cell>
            </table:table-row>
            <table:table-row>
              <table:table-cell office:value-type="string">
                <text:p>Ants 75</text:p>
                <draw:g>
                  <svg:desc>Sheet2.B36:Sheet2.B36</svg:desc>
                </draw:g>
              </table:table-cell>
              <table:table-cell office:value-type="float" office:value="1587.2">
                <text:p>1587.2</text:p>
                <draw:g>
                  <svg:desc>Sheet2.C36:Sheet2.F36</svg:desc>
                </draw:g>
              </table:table-cell>
              <table:table-cell office:value-type="float" office:value="1573.3">
                <text:p>1573.3</text:p>
              </table:table-cell>
              <table:table-cell office:value-type="float" office:value="1551.55">
                <text:p>1551.55</text:p>
              </table:table-cell>
              <table:table-cell office:value-type="float" office:value="1545.15">
                <text:p>1545.15</text:p>
              </table:table-cell>
            </table:table-row>
            <table:table-row>
              <table:table-cell office:value-type="string">
                <text:p>Ants 100</text:p>
                <draw:g>
                  <svg:desc>Sheet2.B37:Sheet2.B37</svg:desc>
                </draw:g>
              </table:table-cell>
              <table:table-cell office:value-type="float" office:value="1595.1">
                <text:p>1595.1</text:p>
                <draw:g>
                  <svg:desc>Sheet2.C37:Sheet2.F37</svg:desc>
                </draw:g>
              </table:table-cell>
              <table:table-cell office:value-type="float" office:value="1573.3">
                <text:p>1573.3</text:p>
              </table:table-cell>
              <table:table-cell office:value-type="float" office:value="1554.35">
                <text:p>1554.35</text:p>
              </table:table-cell>
              <table:table-cell office:value-type="float" office:value="1544.15">
                <text:p>1544.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